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Frutiger 55 Roman" svg:font-family="'Frutiger 55 Roman'" style:font-pitch="variable"/>
    <style:font-face style:name="Frutiger 57Cn" svg:font-family="'Frutiger 57Cn'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P1" style:family="paragraph" style:parent-style-name="Standard" style:list-style-name="L5">
      <style:paragraph-properties fo:margin-top="0in" fo:margin-bottom="0.0402in" loext:contextual-spacing="false"/>
      <style:text-properties style:font-name="DejaVu Sans Condensed"/>
    </style:style>
    <style:style style:name="P2" style:family="paragraph" style:parent-style-name="Standard" style:list-style-name="L5">
      <style:paragraph-properties fo:margin-top="0in" fo:margin-bottom="0.0402in" loext:contextual-spacing="false"/>
      <style:text-properties style:font-name="DejaVu Sans Condensed" officeooo:paragraph-rsid="00102c98"/>
    </style:style>
    <style:style style:name="P3" style:family="paragraph" style:parent-style-name="Standard" style:list-style-name="L6">
      <style:paragraph-properties fo:margin-top="0in" fo:margin-bottom="0.0402in" loext:contextual-spacing="false"/>
      <style:text-properties style:font-name="DejaVu Sans Condensed"/>
    </style:style>
    <style:style style:name="P4" style:family="paragraph" style:parent-style-name="Standard" style:list-style-name="L6">
      <style:paragraph-properties fo:margin-top="0in" fo:margin-bottom="0.0402in" loext:contextual-spacing="false"/>
      <style:text-properties style:font-name="DejaVu Sans Condensed" officeooo:paragraph-rsid="00102c98"/>
    </style:style>
    <style:style style:name="P5" style:family="paragraph" style:parent-style-name="Standard">
      <style:paragraph-properties fo:margin-top="0in" fo:margin-bottom="0.0402in" loext:contextual-spacing="false"/>
      <style:text-properties style:font-name="DejaVu Sans Condensed" fo:font-style="italic" fo:font-weight="normal" style:font-style-asian="italic" style:font-weight-asian="normal" style:font-style-complex="italic" style:font-weight-complex="normal"/>
    </style:style>
    <style:style style:name="P6" style:family="paragraph" style:parent-style-name="Standard">
      <style:paragraph-properties fo:margin-top="0in" fo:margin-bottom="0.0402in" loext:contextual-spacing="false"/>
      <style:text-properties style:font-name="DejaVu Sans Condensed" fo:font-style="italic" style:font-style-asian="italic" style:font-style-complex="italic"/>
    </style:style>
    <style:style style:name="P7" style:family="paragraph" style:parent-style-name="Standard" style:list-style-name="L7">
      <style:paragraph-properties fo:margin-top="0in" fo:margin-bottom="0.0402in" loext:contextual-spacing="false"/>
      <style:text-properties style:font-name="DejaVu Sans Condensed"/>
    </style:style>
    <style:style style:name="P8" style:family="paragraph" style:parent-style-name="Standard" style:list-style-name="L9">
      <style:paragraph-properties fo:margin-top="0in" fo:margin-bottom="0.0402in" loext:contextual-spacing="false"/>
      <style:text-properties style:font-name="DejaVu Sans Condensed"/>
    </style:style>
    <style:style style:name="P9" style:family="paragraph" style:parent-style-name="Standard" style:list-style-name="L10">
      <style:paragraph-properties fo:margin-top="0in" fo:margin-bottom="0.0402in" loext:contextual-spacing="false"/>
      <style:text-properties style:font-name="DejaVu Sans Condensed"/>
    </style:style>
    <style:style style:name="P10" style:family="paragraph" style:parent-style-name="Standard" style:list-style-name="L11">
      <style:paragraph-properties fo:margin-top="0in" fo:margin-bottom="0.0402in" loext:contextual-spacing="false"/>
      <style:text-properties style:font-name="DejaVu Sans Condensed"/>
    </style:style>
    <style:style style:name="P11" style:family="paragraph" style:parent-style-name="Standard" style:list-style-name="L11">
      <style:paragraph-properties fo:margin-top="0in" fo:margin-bottom="0.0402in" loext:contextual-spacing="false"/>
      <style:text-properties style:font-name="DejaVu Sans Condensed" officeooo:rsid="0010cbf5" officeooo:paragraph-rsid="0010cbf5"/>
    </style:style>
    <style:style style:name="P12" style:family="paragraph" style:parent-style-name="Standard" style:list-style-name="L7">
      <style:paragraph-properties fo:margin-top="0in" fo:margin-bottom="0.0799in" loext:contextual-spacing="false"/>
      <style:text-properties style:font-name="DejaVu Sans Condensed"/>
    </style:style>
    <style:style style:name="P13" style:family="paragraph" style:parent-style-name="Standard" style:list-style-name="L9">
      <style:paragraph-properties fo:margin-top="0in" fo:margin-bottom="0.0799in" loext:contextual-spacing="false"/>
      <style:text-properties style:font-name="DejaVu Sans Condensed"/>
    </style:style>
    <style:style style:name="P14" style:family="paragraph" style:parent-style-name="Standard" style:list-style-name="L10">
      <style:paragraph-properties fo:margin-top="0in" fo:margin-bottom="0.0799in" loext:contextual-spacing="false"/>
      <style:text-properties style:font-name="DejaVu Sans Condensed"/>
    </style:style>
    <style:style style:name="P15" style:family="paragraph" style:parent-style-name="Heading_20_1">
      <style:paragraph-properties fo:margin-left="0in" fo:margin-right="0in" fo:margin-top="0in" fo:margin-bottom="0.0799in" loext:contextual-spacing="false" fo:text-indent="0in" style:auto-text-indent="false">
        <style:tab-stops/>
      </style:paragraph-properties>
      <style:text-properties style:font-name="DejaVu Sans Condensed" officeooo:rsid="000663c9" officeooo:paragraph-rsid="000663c9"/>
    </style:style>
    <style:style style:name="P16" style:family="paragraph" style:parent-style-name="Heading_20_2">
      <style:text-properties style:font-name="DejaVu Sans Condensed"/>
    </style:style>
    <style:style style:name="P17" style:family="paragraph">
      <style:paragraph-properties fo:line-height="120%" fo:text-align="end"/>
      <style:text-properties style:font-name="DejaVu Sans Condensed" fo:font-size="10pt" style:font-size-asian="10pt" style:font-size-complex="10pt"/>
    </style:style>
    <style:style style:name="P18" style:family="paragraph">
      <loext:graphic-properties draw:fill="none" draw:fill-color="#ffffff"/>
      <style:paragraph-properties fo:line-height="120%" fo:text-align="end"/>
      <style:text-properties style:font-name="DejaVu Sans Condensed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caf59" style:font-weight-asian="normal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officeooo:rsid="000c8ecf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0cbf5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6pt" style:font-size-asian="6pt" style:font-size-complex="6pt"/>
    </style:style>
    <style:style style:name="T10" style:family="text">
      <style:text-properties style:font-name="DejaVu Sans Condensed" fo:font-size="10pt" style:font-size-asian="10pt" style:font-size-complex="10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1.019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draw:frame text:anchor-type="paragraph" draw:z-index="0" draw:style-name="gr1" draw:text-style-name="P18" svg:width="3.0941in" svg:height="1.0197in" svg:x="3.539in" svg:y="0.0256in"><draw:text-box><text:p text:style-name="P17"><text:span text:style-name="T10">TSBE – 2016 – Frühlingssemester</text:span></text:p><text:p text:style-name="P17"><text:span text:style-name="T10">Freitags 8:00 - 13:10 (6 Lektionen)</text:span></text:p><text:p text:style-name="P17"><text:span text:style-name="T10">Klasse: 14-Informatik</text:span></text:p><text:p text:style-name="P17"><text:span text:style-name="T10">Zimmer 103</text:span></text:p></draw:text-box></draw:frame><text:span text:style-name="T4">Web-Programmieren</text:span></text:h>
      <text:h text:style-name="P16" text:outline-level="2">Programm</text:h>
      <text:list xml:id="list5138439199141731352" text:style-name="L5">
        <text:list-item>
          <text:p text:style-name="P2">5. Februar 2016: <text:span text:style-name="T5">Einführung, HTML und CSS</text:span></text:p>
        </text:list-item>
        <text:list-item>
          <text:p text:style-name="P1">26. Februar 2016: <text:span text:style-name="T5">Bootstrap und JavaScript-Einführung</text:span></text:p>
        </text:list-item>
        <text:list-item>
          <text:p text:style-name="P1">18. März 2016: <text:span text:style-name="T5">JavaScript und AngularJS</text:span></text:p>
        </text:list-item>
        <text:list-item>
          <text:p text:style-name="P1"><text:span text:style-name="T5">(</text:span>6. Mai 2016 <text:span text:style-name="T5">Auffahrt)</text:span></text:p>
        </text:list-item>
        <text:list-item>
          <text:p text:style-name="P1">27. Mai 2016: <text:span text:style-name="T5">Backend mit Elasticsearch</text:span></text:p>
        </text:list-item>
      </text:list>
      <text:h text:style-name="P16" text:outline-level="2">Leistungskontrolle</text:h>
      <text:list xml:id="list456705650738629646" text:style-name="L6">
        <text:list-item>
          <text:p text:style-name="P4">Test: <text:span text:style-name="T1">18. März 2016, 8:00 – 8:45<text:line-break/></text:span><text:span text:style-name="T2">Stoff: HTML und CSS<text:line-break/>Hilfsmittel: 2 A4-Blätter (Cheatsheets)</text:span></text:p>
        </text:list-item>
        <text:list-item>
          <text:p text:style-name="P3"><text:span text:style-name="T2">Projekt:<text:line-break/>Präsentation und Abgabe </text:span><text:span text:style-name="T3">(Code und Projektbericht)</text:span><text:span text:style-name="T2">: </text:span><text:span text:style-name="T1">27. Mai 2016</text:span><text:span text:style-name="T2"> </text:span></text:p>
        </text:list-item>
      </text:list>
      <text:h text:style-name="P16" text:outline-level="2">Projekt</text:h>
      <text:p text:style-name="P5">Vorgaben:</text:p>
      <text:list xml:id="list4795693796592372667" text:style-name="L7">
        <text:list-item>
          <text:p text:style-name="P7">Projektarbeit in 2er- oder 3er-Teams</text:p>
        </text:list-item>
        <text:list-item>
          <text:p text:style-name="P12">Erstellen einer kleinen (3 Screens) dynamischen Webapplikation (Prototyp und Umsetzung)</text:p>
        </text:list-item>
      </text:list>
      <text:p text:style-name="P5">Projektbericht (Abgabe bis 27. Mai 2016):</text:p>
      <text:list xml:id="list2896298253179455858" text:style-name="L9">
        <text:list-item>
          <text:p text:style-name="P8">Einführung: Beschreibung der Projektidee</text:p>
        </text:list-item>
        <text:list-item>
          <text:p text:style-name="P8">Spezifikation mittels Papierprototyp</text:p>
        </text:list-item>
        <text:list-item>
          <text:p text:style-name="P8">Arbeitsjournal</text:p>
        </text:list-item>
        <text:list-item>
          <text:p text:style-name="P13">Fazit <text:span text:style-name="T7">(Technisch und Teamwork)</text:span></text:p>
        </text:list-item>
      </text:list>
      <text:p text:style-name="P5">Präsentation und Demo (27. Mai 2016:)</text:p>
      <text:list xml:id="list1099688145601680168" text:style-name="L10">
        <text:list-item>
          <text:p text:style-name="P9">5 Minuten Präsentation (inkl. Demo).</text:p>
        </text:list-item>
        <text:list-item>
          <text:p text:style-name="P9">Live-Demonstration der Applikation.</text:p>
        </text:list-item>
        <text:list-item>
          <text:p text:style-name="P14">Vertieftes Eingehen auf <text:span text:style-name="T6">einen</text:span> technischen Aspekt und seiner Umsetzung.</text:p>
        </text:list-item>
      </text:list>
      <text:p text:style-name="P6">Bewertungskriterien:</text:p>
      <text:list xml:id="list2103250726776862917" text:style-name="L11">
        <text:list-item>
          <text:p text:style-name="P10">Funktionalität und Code: (½)</text:p>
          <text:list>
            <text:list-item>
              <text:p text:style-name="P11">Die Applikation funktioniert ohne grössere Probleme.</text:p>
            </text:list-item>
            <text:list-item>
              <text:p text:style-name="P11">Zusatzpunkte für Zusatzfunktionen.</text:p>
            </text:list-item>
            <text:list-item>
              <text:p text:style-name="P11">Der Code ist übersichtlich organisiert.</text:p>
            </text:list-item>
          </text:list>
        </text:list-item>
        <text:list-item>
          <text:p text:style-name="P10">Projektbericht und Präsentation (½)</text:p>
          <text:list>
            <text:list-item>
              <text:p text:style-name="P10"><text:span text:style-name="T7">Die </text:span>Spezifikation <text:span text:style-name="T7">ist</text:span> vollstä<text:span text:style-name="T7">ndig.</text:span></text:p>
            </text:list-item>
            <text:list-item>
              <text:p text:style-name="P11">Aus dem Journal ist die Vorgehensweise der Gruppe ersichtlich.</text:p>
            </text:list-item>
            <text:list-item>
              <text:p text:style-name="P11">Das Fazit fasst zusammen was gut bzw. schlecht funktioniert hat, und ergründet dies.</text:p>
            </text:list-item>
            <text:list-item>
              <text:p text:style-name="P11">Lebendige Präsentation unter Einhaltung der Zeitvorgab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, 'Arial Unicode MS'" style:font-charset="x-symbol"/>
    <style:font-face style:name="F" svg:font-family="" style:font-family-generic="roman"/>
    <style:font-face style:name="FreeSans1" svg:font-family="FreeSans" style:font-family-generic="swiss"/>
    <style:font-face style:name="Frutiger 55 Roman" svg:font-family="'Frutiger 55 Roman'" style:font-pitch="variable"/>
    <style:font-face style:name="Frutiger 57Cn" svg:font-family="'Frutiger 57Cn'" style:font-pitch="variable"/>
    <style:font-face style:name="Lato" svg:font-family="Lato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902in" fo:margin-bottom="0.6201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Schmalz</meta:initial-creator>
    <meta:creation-date>2016-02-05T02:34:46.373720014</meta:creation-date>
    <dc:date>2016-02-05T03:31:24.964076270</dc:date>
    <dc:creator>Marco Schmalz</dc:creator>
    <meta:editing-duration>PT39M37S</meta:editing-duration>
    <meta:editing-cycles>12</meta:editing-cycles>
    <meta:generator>LibreOffice/5.0.2.2$Linux_X86_64 LibreOffice_project/00m0$Build-2</meta:generator>
    <meta:document-statistic meta:table-count="0" meta:image-count="0" meta:object-count="0" meta:page-count="1" meta:paragraph-count="33" meta:word-count="198" meta:character-count="1349" meta:non-whitespace-character-count="1211"/>
  </office:meta>
</office:document-meta>
</file>